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3.149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281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884cm"/>
    </style:style>
    <style:style style:name="co15" style:family="table-column">
      <style:table-column-properties fo:break-before="auto" style:column-width="3.092cm"/>
    </style:style>
    <style:style style:name="co16" style:family="table-column">
      <style:table-column-properties fo:break-before="auto" style:column-width="2.371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858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752cm"/>
    </style:style>
    <style:style style:name="co23" style:family="table-column">
      <style:table-column-properties fo:break-before="auto" style:column-width="3.493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0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" office:value-type="float" office:value="888000">
            <text:p>88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" office:value-type="float" office:value="2900000">
            <text:p>2,900,000.00</text:p>
          </table:table-cell>
          <table:table-cell table:number-columns-repeated="249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7860000">
            <text:p>67,86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2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" office:value-type="float" office:value="7250000">
            <text:p>7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N Holden</text:p>
          </table:table-cell>
          <table:table-cell table:style-name="ce4" office:value-type="float" office:value="600000">
            <text:p>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" office:value-type="float" office:value="3225000">
            <text:p>3,2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6762500">
            <text:p>66,762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3" office:value-type="string">
            <text:p>N Holden</text:p>
          </table:table-cell>
          <table:table-cell table:style-name="ce4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"/>
        <table:table-column table:style-name="co1" table:number-columns-repeated="2" table:default-cell-style-name="ce1"/>
        <table:table-column table:style-name="co12" table:default-cell-style-name="ce1"/>
        <table:table-column table:style-name="co10" table:default-cell-style-name="ce2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94000">
            <text:p>68,89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9066000">
            <text:p>109,06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13" table:default-cell-style-name="ce2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9575000">
            <text:p>69,5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5"/>
        <table:table-column table:style-name="co3" table:default-cell-style-name="ce5"/>
        <table:table-column table:style-name="co14" table:default-cell-style-name="ce7"/>
        <table:table-column table:style-name="co1" table:default-cell-style-name="ce1"/>
        <table:table-column table:style-name="co1" table:default-cell-style-name="ce5"/>
        <table:table-column table:style-name="co15" table:default-cell-style-name="ce5"/>
        <table:table-column table:style-name="co16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table:style-name="ce6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6"/>
          <table:table-cell office:value-type="string">
            <text:p>Salary:</text:p>
          </table:table-cell>
          <table:table-cell table:formula="of:=SUM([.G1:.G15])" office:value-type="float" office:value="61152000">
            <text:p>61,15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6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6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6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6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6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2"/>
        <table:table-column table:style-name="co1" table:number-columns-repeated="3" table:default-cell-style-name="ce1"/>
        <table:table-column table:style-name="co19" table:default-cell-style-name="ce2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 table:number-columns-repeated="249"/>
        </table:table-row>
        <table:table-row table:style-name="ro1">
          <table:table-cell table:style-name="ce6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3"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452000">
            <text:p>67,45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1" table:number-columns-repeated="2" table:default-cell-style-name="ce1"/>
        <table:table-column table:style-name="co13" table:default-cell-style-name="ce2"/>
        <table:table-column table:style-name="co1" table:number-columns-repeated="3" table:default-cell-style-name="ce1"/>
        <table:table-column table:style-name="co20" table:default-cell-style-name="ce2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058333">
            <text:p>64,058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8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20" table:default-cell-style-name="ce2"/>
        <table:table-column table:style-name="co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2n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Pearson</text:p>
          </table:table-cell>
          <table:table-cell table:style-name="ce2" office:value-type="float" office:value="925000">
            <text:p>925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Hodg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S Vatenen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58813000">
            <text:p>58,81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F&quot;)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3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9518000">
            <text:p>99,51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2014-11-06</text:date>, <text:time>18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06T18:14:17</dc:date>
    <dc:creator>Ben Miller</dc:creator>
    <meta:editing-duration>P14DT23H1M41S</meta:editing-duration>
    <meta:editing-cycles>32</meta:editing-cycles>
    <meta:document-statistic meta:table-count="10" meta:cell-count="1953" meta:object-count="0"/>
  </office:meta>
</office:document-meta>
</file>